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style:font-size-asian="9pt" style:font-weight-asian="bold" style:font-name-complex="Courier New1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ourier New" fo:font-size="9pt" style:font-size-asian="9pt" style:font-name-complex="Courier New1" style:font-size-complex="9pt"/>
    </style:style>
    <style:style style:name="P4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P5" style:family="paragraph" style:parent-style-name="Standard">
      <style:paragraph-properties fo:margin-top="0.085cm" fo:margin-bottom="0.085cm" loext:contextual-spacing="false" fo:text-align="center" style:justify-single-word="false"/>
    </style:style>
    <style:style style:name="P6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</style:style>
    <style:style style:name="P7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ourier New" fo:font-size="9pt" fo:font-weight="bold" style:font-size-asian="9pt" style:font-weight-asian="bold" style:font-name-complex="Courier New1" style:font-size-complex="9pt"/>
    </style:style>
    <style:style style:name="P8" style:family="paragraph" style:parent-style-name="Standard">
      <style:paragraph-properties fo:margin-top="0.085cm" fo:margin-bottom="0.085cm" loext:contextual-spacing="false"/>
    </style:style>
    <style:style style:name="P9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officeooo:paragraph-rsid="001019c1" style:font-size-asian="16pt" style:font-weight-asian="bold" style:font-name-complex="Courier New1" style:font-size-complex="16pt"/>
    </style:style>
    <style:style style:name="P10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style:font-size-asian="9pt" style:font-weight-asian="bold" style:font-name-complex="Courier New1" style:font-size-complex="9pt"/>
    </style:style>
    <style:style style:name="P11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rsid="0007ee7e" officeooo:paragraph-rsid="0007ee7e" style:font-size-asian="9pt" style:font-weight-asian="bold" style:font-name-complex="Courier New1" style:font-size-complex="9pt" style:font-weight-complex="bold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rsid="0005b695" officeooo:paragraph-rsid="0005b695" style:font-size-asian="9pt" style:font-weight-asian="bold" style:font-name-complex="Courier New1" style:font-size-complex="9pt" style:font-weight-complex="bold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07ee7e" style:font-size-asian="9pt" style:font-weight-asian="bold" style:font-name-complex="Courier New1" style:font-size-complex="9pt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rsid="000b0fd7" officeooo:paragraph-rsid="000b0fd7" style:font-size-asian="9pt" style:font-weight-asian="bold" style:font-name-complex="Courier New1" style:font-size-complex="9pt"/>
    </style:style>
    <style:style style:name="P15" style:family="paragraph" style:parent-style-name="Standard">
      <style:paragraph-properties fo:margin-top="0.085cm" fo:margin-bottom="0.085cm" loext:contextual-spacing="false"/>
      <style:text-properties style:font-name="Courier New" fo:font-size="9pt" style:font-size-asian="9pt" style:font-name-complex="Courier New1" style:font-size-complex="9pt"/>
    </style:style>
    <style:style style:name="P16" style:family="paragraph" style:parent-style-name="Standard">
      <style:paragraph-properties fo:margin-top="0.085cm" fo:margin-bottom="0.085cm" loext:contextual-spacing="false"/>
      <style:text-properties style:font-name="Courier New" fo:font-size="9pt" officeooo:paragraph-rsid="0007ee7e" style:font-size-asian="9pt" style:font-name-complex="Courier New1" style:font-size-complex="9pt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ourier New" fo:font-size="8pt" style:font-size-asian="8pt" style:font-name-complex="Courier New1" style:font-size-complex="8pt"/>
    </style:style>
    <style:style style:name="P18" style:family="paragraph" style:parent-style-name="Standard">
      <style:paragraph-properties fo:margin-top="0.085cm" fo:margin-bottom="0.085cm" loext:contextual-spacing="false"/>
      <style:text-properties officeooo:paragraph-rsid="0007ee7e"/>
    </style:style>
    <style:style style:name="P19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19c1"/>
    </style:style>
    <style:style style:name="T1" style:family="text"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T2" style:family="text">
      <style:text-properties style:font-name="Courier New" fo:font-size="16pt" fo:font-weight="bold" officeooo:rsid="001019c1" style:font-size-asian="16pt" style:font-weight-asian="bold" style:font-name-complex="Courier New1" style:font-size-complex="16pt"/>
    </style:style>
    <style:style style:name="T3" style:family="text">
      <style:text-properties style:font-name="Courier New" fo:font-size="16pt" fo:font-weight="bold" officeooo:rsid="001185a4" style:font-size-asian="16pt" style:font-weight-asian="bold" style:font-name-complex="Courier New1" style:font-size-complex="16pt"/>
    </style:style>
    <style:style style:name="T4" style:family="text">
      <style:text-properties style:font-name="Courier New" fo:font-size="16pt" fo:font-weight="bold" officeooo:rsid="0013131c" style:font-size-asian="16pt" style:font-weight-asian="bold" style:font-name-complex="Courier New1" style:font-size-complex="16pt"/>
    </style:style>
    <style:style style:name="T5" style:family="text">
      <style:text-properties style:font-name="Courier New" fo:font-size="10pt" fo:font-weight="bold" style:font-size-asian="10pt" style:font-weight-asian="bold" style:font-name-complex="Courier New1" style:font-size-complex="10pt"/>
    </style:style>
    <style:style style:name="T6" style:family="text">
      <style:text-properties style:font-name="Courier New" fo:font-size="10pt" style:font-size-asian="10pt" style:font-name-complex="Courier New1" style:font-size-complex="10pt"/>
    </style:style>
    <style:style style:name="T7" style:family="text">
      <style:text-properties style:font-name="Courier New" fo:font-size="10pt" officeooo:rsid="000b592e" style:font-size-asian="10pt" style:font-name-complex="Courier New1" style:font-size-complex="10pt"/>
    </style:style>
    <style:style style:name="T8" style:family="text">
      <style:text-properties style:font-name="Courier New" fo:font-size="10pt" officeooo:rsid="000b8eb0" style:font-size-asian="10pt" style:font-name-complex="Courier New1" style:font-size-complex="10pt"/>
    </style:style>
    <style:style style:name="T9" style:family="text">
      <style:text-properties style:font-name="Courier New" fo:font-size="9pt" fo:font-weight="bold" style:font-size-asian="9pt" style:font-weight-asian="bold" style:font-name-complex="Courier New1" style:font-size-complex="9pt"/>
    </style:style>
    <style:style style:name="T10" style:family="text">
      <style:text-properties style:font-name="Courier New" fo:font-size="9pt" fo:font-weight="bold" officeooo:rsid="00049954" style:font-size-asian="9pt" style:font-weight-asian="bold" style:font-name-complex="Courier New1" style:font-size-complex="9pt"/>
    </style:style>
    <style:style style:name="T11" style:family="text">
      <style:text-properties style:font-name="Courier New" fo:font-size="9pt" fo:font-weight="bold" officeooo:rsid="00132408" style:font-size-asian="9pt" style:font-weight-asian="bold" style:font-name-complex="Courier New1" style:font-size-complex="9pt"/>
    </style:style>
    <style:style style:name="T12" style:family="text">
      <style:text-properties style:font-name="Courier New" fo:font-size="9pt" fo:font-weight="normal" officeooo:rsid="0007ee7e" style:font-size-asian="9pt" style:font-weight-asian="normal" style:font-name-complex="Courier New1" style:font-size-complex="9pt" style:font-weight-complex="normal"/>
    </style:style>
    <style:style style:name="T13" style:family="text">
      <style:text-properties officeooo:rsid="0007ee7e"/>
    </style:style>
    <style:style style:name="T14" style:family="text">
      <style:text-properties officeooo:rsid="001019c1"/>
    </style:style>
    <style:style style:name="T15" style:family="text">
      <style:text-properties officeooo:rsid="001185a4"/>
    </style:style>
    <style:style style:name="T16" style:family="text">
      <style:text-properties officeooo:rsid="0013131c"/>
    </style:style>
    <style:style style:name="T17" style:family="text">
      <style:text-properties officeooo:rsid="001324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INSTRUCTIONS NOTES: AUTOMATION </text:p>
      <text:p text:style-name="P19"><text:span text:style-name="T1">WITH BASIC IN </text:span><text:span text:style-name="T2">LIBREOFFICE CALC</text:span></text:p>
      <text:p text:style-name="P5"><text:span text:style-name="T1">P</text:span><text:span text:style-name="T3">AR</text:span><text:span text:style-name="T4">T</text:span><text:span text:style-name="T1"> 2: HEALTH ACCOUNTING</text:span><text:bookmark-start text:name="_GoBack"/><text:span text:style-name="T1"> CONTEXT</text:span><text:bookmark-end text:name="_GoBack"/></text:p>
      <text:p text:style-name="P2"/>
      <text:p text:style-name="P2"/>
      <text:p text:style-name="P2"/>
      <text:p text:style-name="P2"/>
      <text:p text:style-name="P2"/>
      <text:p text:style-name="P6"><text:span text:style-name="T5">@COMPANY:</text:span><text:span text:style-name="T6"> USBONG SOCIAL SYSTEMS, INC. (WWW.USBONG.PH)</text:span></text:p>
      <text:p text:style-name="P6"><text:span text:style-name="T5">@AUTHOR:</text:span><text:span text:style-name="T6"> SYSON, MICHAEL</text:span></text:p>
      <text:p text:style-name="P6"><text:span text:style-name="T5">@DATE CREATED:</text:span><text:span text:style-name="T6"> 2020-07-27</text:span></text:p>
      <text:p text:style-name="P6"><text:span text:style-name="T5">@LAST UPDATED:</text:span><text:span text:style-name="T6"> 2020-07-</text:span><text:span text:style-name="T7">30</text:span></text:p>
      <text:p text:style-name="P6"><text:span text:style-name="T5">@OPEN SOURCE:</text:span><text:span text:style-name="T6"> APACHE LICENSE VERSION 2.0</text:span></text:p>
      <text:p text:style-name="P6"><text:span text:style-name="T5">@REFERENCE:</text:span><text:span text:style-name="T6"> MICROSOFT. (2019). “GETTING STARTED WITH VBA IN OFFICE”. </text:span><text:bookmark-start text:name="__DdeLink__1683_3333029182"/><text:a xlink:type="simple" xlink:href="https://docs.microsoft.com/en-us/office/vba/library-reference/concepts/getting-started-with-vba-in-office" text:style-name="Internet_20_link" text:visited-style-name="Visited_20_Internet_20_Link"><text:span text:style-name="T6">https://docs.microsoft.com/en-us/office/vba/library-reference/concepts/getting-started-with-vba-in-office</text:span></text:a><text:bookmark-end text:name="__DdeLink__1683_3333029182"/><text:span text:style-name="T6">; LAST ACCESSED: 202007</text:span><text:span text:style-name="T8">30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span text:style-name="T9">INSTRUCTIONS NOTES: AUTOMATION WITH BASIC </text:span><text:span text:style-name="T11">IN LIBREOFFICE CALC</text:span></text:p>
      <text:p text:style-name="P2">PART 2: HEALTH ACCOUNTING CONTEXT</text:p>
      <text:p text:style-name="P2"/>
      <text:p text:style-name="P1"><text:span text:style-name="T9">1) FILE: </text:span><text:span text:style-name="T10">READ AS INPUT</text:span></text:p>
      <text:p text:style-name="P12">TO-DO: -update: this</text:p>
      <text:p text:style-name="P2"/>
      <text:p text:style-name="P1"><text:span text:style-name="T9">2) FILE: </text:span><text:span text:style-name="T10">WRITE AS OUTPUT</text:span></text:p>
      <text:p text:style-name="P17">Sub Main</text:p>
      <text:p text:style-name="P17"><text:s text:c="2"/>GlobalScope.BasicLibraries.loadLibrary("Tools")</text:p>
      <text:p text:style-name="P17"/>
      <text:p text:style-name="P17"><text:s text:c="2"/>Dim Prop(1) as New com.sun.star.beans.PropertyValue</text:p>
      <text:p text:style-name="P17"><text:s text:c="2"/>Dim saveAsODSArgs(1) as new com.sun.star.beans.PropertyValue</text:p>
      <text:p text:style-name="P17"/>
      <text:p text:style-name="P17"><text:s text:c="2"/>dispatcher = createUnoService("com.sun.star.frame.DispatchHelper")</text:p>
      <text:p text:style-name="P17"/>
      <text:p text:style-name="P17"><text:s text:c="2"/>sPath = DirectoryNameoutofPath(ThisComponent.getURL(),"/")</text:p>
      <text:p text:style-name="P17"><text:s text:c="2"/>sFileName = "outputFile.ods"</text:p>
      <text:p text:style-name="P17"/>
      <text:p text:style-name="P17"><text:s text:c="2"/>saveAsODSArgs(0).Name = "URL"</text:p>
      <text:p text:style-name="P17"><text:s text:c="2"/>saveAsODSArgs(0).Value = sPath &amp; "/" &amp; sFileName</text:p>
      <text:p text:style-name="P17"><text:s text:c="2"/>saveAsODSArgs(1).Name = "FilterName"</text:p>
      <text:p text:style-name="P17"><text:s text:c="2"/>saveAsODSArgs(1).Value = "writer8"</text:p>
      <text:p text:style-name="P17"><text:tab/><text:tab/></text:p>
      <text:p text:style-name="P17"><text:s text:c="2"/>dispatcher.executeDispatch(ThisComponent.CurrentController.Frame, ".uno:SaveAs", "", 0, saveAsODSArgs())</text:p>
      <text:p text:style-name="P17">End Sub</text:p>
      <text:p text:style-name="P17"/>
      <text:p text:style-name="P11">NOTE:</text:p>
      <text:p text:style-name="P18"><text:span text:style-name="T12">TO save the file without changing its filename, we use this command for the “sFileName” container.</text:span></text:p>
      <text:p text:style-name="P16">sFileName = FileNameoutofPath(ThisComponent.getURL(),"/")</text:p>
      <text:p text:style-name="P13"/>
      <text:p text:style-name="P14">TO-DO: -update: the rest</text:p>
      <text:p text:style-name="P13"/>
      <text:p text:style-name="P2">3) CELL: SELECT</text:p>
      <text:p text:style-name="P3">Application.ActiveSheet.Range("A1").Select</text:p>
      <text:p text:style-name="P3">Application.Selection.Value = "Kumusta!"</text:p>
      <text:p text:style-name="P2"/>
      <text:p text:style-name="P2">4) <text:s/>CELL: SET VALUE and FORMAT</text:p>
      <text:p text:style-name="P3">Sub Macro1()</text:p>
      <text:p text:style-name="P3"><text:s text:c="4"/>Worksheets(1).Range("A1").Value = "Kumusta!"</text:p>
      <text:p text:style-name="P3"><text:s text:c="4"/>Worksheets(1).Range("A1").Borders(xlEdgeBottom).LineStyle = xlDouble</text:p>
      <text:p text:style-name="P3"><text:s text:c="4"/>Worksheets(1).Range("A1").Interior.Color = vbGreen</text:p>
      <text:p text:style-name="P3"><text:s text:c="4"/>Worksheets(1).Range("A1").Font.FontStyle = "Bold"</text:p>
      <text:p text:style-name="P3"><text:s text:c="4"/>'Worksheets(1).Range("A1").NumberFormat = "0.00"</text:p>
      <text:p text:style-name="P3">End Sub</text:p>
      <text:p text:style-name="P2"/>
      <text:p text:style-name="P2">5) <text:s/>CONTAINERS: VARIABLES</text:p>
      <text:p text:style-name="P3">Dim sVariable As String</text:p>
      <text:p text:style-name="P3">sVariable = "Kumusta!"</text:p>
      <text:p text:style-name="P3">Worksheets(1).Range("A1").Value = sVariable<text:tab/><text:tab/></text:p>
      <text:p text:style-name="P2"/>
      <text:p text:style-name="P2">6) CONDITIONS &amp; BRANCHING</text:p>
      <text:p text:style-name="P3">Sub Macro1()</text:p>
      <text:p text:style-name="P3"><text:s text:c="4"/>If Worksheets(1).Range("A1").Value = "Yes!" Then</text:p>
      <text:p text:style-name="P3"><text:s text:c="8"/>Worksheets(1).Range("B1").Value = "LAUREL, MIKHAIL"</text:p>
      <text:p text:style-name="P3"><text:s text:c="4"/>Else</text:p>
      <text:p text:style-name="P3"><text:s text:c="8"/>MsgBox "Put Yes! in cell A1"</text:p>
      <text:p text:style-name="P3"><text:s text:c="4"/>End If</text:p>
      <text:p text:style-name="P3"/>
      <text:p text:style-name="P3"><text:s text:c="4"/>Worksheets(1).UsedRange.EntireColumn.AutoFit</text:p>
      <text:p text:style-name="P3">End Sub</text:p>
      <text:p text:style-name="P2"/>
      <text:p text:style-name="P2">7) LOOPS &amp; CONTAINERS</text:p>
      <text:p text:style-name="P3">Sub Macro2()</text:p>
      <text:p text:style-name="P3"><text:s text:c="4"/>Dim inputWorksheet</text:p>
      <text:p text:style-name="P3"><text:s text:c="4"/>Dim medicalDoctorContainer</text:p>
      <text:p text:style-name="P3"><text:s text:c="4"/>Dim iMedicalDoctorContainerCount</text:p>
      <text:p text:style-name="P3"><text:s text:c="4"/>Dim iColumnCount</text:p>
      <text:p text:style-name="P3"><text:s text:c="4"/></text:p>
      <text:p text:style-name="P3"><text:soft-page-break/><text:s text:c="4"/>Set inputWorksheet = ActiveWorkbook.ActiveSheet</text:p>
      <text:p text:style-name="P3"><text:s text:c="4"/>Set medicalDoctorContainer = New Collection <text:s text:c="3"/></text:p>
      <text:p text:style-name="P3"><text:s text:c="4"/>iMedicalDoctorContainerCount = 1</text:p>
      <text:p text:style-name="P3"><text:s text:c="4"/>iColumnCount = 2 'start at column B</text:p>
      <text:p text:style-name="P3"/>
      <text:p text:style-name="P3"><text:s text:c="4"/>For Each Column In inputWorksheet.Columns</text:p>
      <text:p text:style-name="P3"><text:s text:c="7"/>sOutputWorksheetName = "" &amp; inputWorksheet.Cells(1, iColumnCount).Value 'medical doctor name</text:p>
      <text:p text:style-name="P3"><text:s text:c="7"/>medicalDoctorContainer.Add sOutputWorksheetName, CStr(iMedicalDoctorContainerCount)</text:p>
      <text:p text:style-name="P3"><text:s text:c="8"/></text:p>
      <text:p text:style-name="P3"><text:s text:c="7"/>MsgBox (medicalDoctorContainer(CStr(iMedicalDoctorContainerCount)))</text:p>
      <text:p text:style-name="P3"><text:s text:c="12"/></text:p>
      <text:p text:style-name="P3"><text:s text:c="7"/>iMedicalDoctorContainerCount = iMedicalDoctorContainerCount + 1 <text:s text:c="15"/></text:p>
      <text:p text:style-name="P3"><text:s text:c="7"/>iColumnCount = iColumnCount + 1</text:p>
      <text:p text:style-name="P3"><text:s text:c="7"/>If IsEmpty(inputWorksheet.Cells(1, iColumnCount).Value) Then</text:p>
      <text:p text:style-name="P3"><text:s text:c="12"/>Exit For</text:p>
      <text:p text:style-name="P3"><text:s text:c="7"/>End If</text:p>
      <text:p text:style-name="P3"><text:s text:c="4"/>Next</text:p>
      <text:p text:style-name="P3">End Sub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1.27cm" fo:margin-bottom="1.27cm" fo:margin-left="1.27cm" fo:margin-right="1.27cm" style:writing-mode="lr-tb" style:layout-grid-color="#c0c0c0" style:layout-grid-lines="5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nit Member</meta:initial-creator>
    <meta:editing-cycles>96</meta:editing-cycles>
    <meta:print-date>2020-06-15T02:36:00</meta:print-date>
    <meta:creation-date>2020-06-13T03:31:00</meta:creation-date>
    <dc:date>2020-07-30T16:02:36.321333183</dc:date>
    <meta:editing-duration>PT2H26M41S</meta:editing-duration>
    <meta:generator>LibreOffice/6.4.3.2$Linux_X86_64 LibreOffice_project/40$Build-2</meta:generator>
    <meta:document-statistic meta:table-count="0" meta:image-count="0" meta:object-count="0" meta:page-count="3" meta:paragraph-count="80" meta:word-count="287" meta:character-count="3089" meta:non-whitespace-character-count="26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